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178cm" svg:height="7.975cm" svg:x="0.822cm" svg:y="1.2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06-04T15:40:31.695535098</dc:date>
    <meta:editing-duration>PT5M12S</meta:editing-duration>
    <meta:editing-cycles>23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79cm" svg:height="7.976cm" xlink:href="." xlink:type="simple" chart:class="chart:scatter" chart:style-name="ch1">
        <chart:plot-area chart:style-name="ch2" chart:data-source-has-labels="both" svg:x="0.283cm" svg:y="0.159cm" svg:width="13.613cm" svg:height="7.658cm">
          <chart:coordinate-region svg:x="0.825cm" svg:y="0.358cm" svg:width="12.977cm" svg:height="7.2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10218211923262E-015">
                <text:p>-1.10218211923262E-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927050983124839">
                <text:p>-0.9270509831248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83697019872103E-015">
                <text:p>-1.83697019872103E-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7050983124846">
                <text:p>0.927050983124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27050983124849">
                <text:p>0.9270509831248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20436423846524E-015">
                <text:p>2.20436423846524E-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27050983124845">
                <text:p>-0.9270509831248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92705098312485">
                <text:p>-0.927050983124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57175827820944E-015">
                <text:p>-2.57175827820944E-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927050983124835">
                <text:p>0.927050983124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93915231795365E-015">
                <text:p>2.93915231795365E-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27050983124834">
                <text:p>-0.927050983124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2705098312484">
                <text:p>-0.92705098312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3.30654635769785E-015">
                <text:p>-3.30654635769785E-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6.98420063895944E-015">
                <text:p>-6.98420063895944E-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927050983124834">
                <text:p>-0.9270509831248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927050983124821">
                <text:p>-0.9270509831248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0000000000000146994754735878">
                <text:p>-0.00000000000001469947547358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927050983124833">
                <text:p>0.927050983124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85316954888547">
                <text:p>2.853169548885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76335575687743">
                <text:p>1.763355756877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927050983124852">
                <text:p>0.9270509831248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4.40872847693047E-015">
                <text:p>4.40872847693047E-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85316954888547">
                <text:p>-2.85316954888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.85316954888547">
                <text:p>-2.85316954888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5.88201851972683E-015">
                <text:p>5.88201851972683E-0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927050983124853">
                <text:p>0.927050983124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76335575687743">
                <text:p>1.763355756877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2705098312486">
                <text:p>2.427050983124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76335575687741">
                <text:p>1.763355756877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927050983124873">
                <text:p>0.9270509831248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0000000000000264597986292219">
                <text:p>0.00000000000002645979862922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927050983124822">
                <text:p>-0.927050983124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76335575687744">
                <text:p>-1.76335575687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